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nsolas" svg:font-family="Consolas" style:font-pitch="fixed"/>
    <style:font-face style:name="URW Palladio L" svg:font-family="'URW Palladio L'" style:font-adornments="Pogrubion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nsolas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nsolas" fo:font-size="13pt" fo:font-style="italic" style:font-size-asian="13pt" style:font-style-asian="italic" style:font-size-complex="13pt" style:font-style-complex="italic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18pt" style:font-size-asian="15.75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szawa, 27 stycznia 2011r.</text:p>
      <text:p text:style-name="P1"/>
      <text:p text:style-name="P2">[KODA]</text:p>
      <text:p text:style-name="P3"><text:span text:style-name="T4">Kodek</text:span> obrazów RLE</text:p>
      <text:p text:style-name="P2"/>
      <text:p text:style-name="P4">Maciej Stefańczyk</text:p>
      <text:p text:style-name="P4"/>
      <text:h text:style-name="Heading_20_1" text:outline-level="1">0. Opis zadania i wykonanych prac</text:h>
      <text:p text:style-name="Text_20_body">Celem projektu było stworzenie kodeka obrazów bazującego na kompresji RLE. Ostatecznie trzonem kodeka jest kompresja pojedynczych płaszczyzn bitowych obrazu wejściowego, stworzono też wiele metod rozkładu obrazu na poszczególne płaszyzny.</text:p>
      <text:p text:style-name="Text_20_body">Najogólniejszy schemat przetwarzania wygląda następująco:</text:p>
      <text:list xml:id="list1705404782" text:style-name="L1">
        <text:list-item>
          <text:p text:style-name="P5"><text:span text:style-name="T1">Podział obrazu wejściowego na pojedyncze kanały</text:span>: w tym miejscu zastosowano kilka różnych metod, z których niektóre są bezstratne, inne powodują lekkie zniekształcenia w obrazie wynikowym. Podział może być wykonany na kanały <text:span text:style-name="T2">RGB</text:span> (bezstratnie), <text:span text:style-name="T3">HSV</text:span> (ten podział możę być stratny ze względu na błędy zaokrąglenia) bądź może być odwrócone działanie filtru <text:span text:style-name="T3">Bayera</text:span> (z RGB otrzymujemy z powrotem obraz monochromatyczny zawierający składowe poukładane w czwórki RGGB).</text:p>
        </text:list-item>
        <text:list-item>
          <text:p text:style-name="P5"><text:span text:style-name="T1">Podział każdego kanału na płaszczyzny bitowe</text:span>: tutaj oprócz standardowego podziału można najpierw przeprowadzić konwersję liczb z kodu <text:span text:style-name="T3">NKB</text:span> do kodu <text:span text:style-name="T3">Graya</text:span> (dzięki czemu poszczególne płaszczyzny są bardziej spójne), dodatkowo każdą pojedynczą płaszczyznę można przepuścić przez operator <text:span text:style-name="T3">XOR</text:span>, co w niektórych wypadkach powoduje zwiększenie uporządkowania danych i wydłuża spójne serie pojedynczych symboli.</text:p>
        </text:list-item>
        <text:list-item>
          <text:p text:style-name="P5"><text:span text:style-name="T1">Niezależna kompresja każdej płaszczyzny metodą RLE</text:span>: przed kompresją zliczane są wystąpienia ciągów o każdej występującej długości, a na ich podstawie dobierana jest <text:span text:style-name="T1">odpowiednia tablica kodowania</text:span> (dobierane są odpowiednie długości symboli, dla płaszczyzn zawierających młodsze bity słowa będą krótsze, dla płaszczyzn zawierających dłuższe sekwencje słowa generalnie będą dłuższe).</text:p>
        </text:list-item>
        <text:list-item>
          <text:p text:style-name="P5"><text:span text:style-name="T1">Przetwarzanie końcowe uzyskanych wyników</text:span>: strumień bitów uzyskany z kodeka RLE może być jeszcze przetworzony dodatkowym kodekiem, np <text:span text:style-name="T1">Huffmana</text:span> (w tym wypadku dane uzyskane z poprzedniego kroku składane są w bajty, które poddawane są dalszej kompresji).</text:p>
        </text:list-item>
      </text:list>
      <text:p text:style-name="Text_20_body">Parametry kodowania mogą być podane ręcznie dla każdego z etapów, można też pozostawić ich dobór kodekowi. W takim wypadku stara się on <text:span text:style-name="T1">automatycznie dobrać</text:span> najlepszy zestaw <text:span text:style-name="T1">wartości</text:span> (dla uzyskania pliku wyjściowego o najmniejszym rozmiarze).</text:p>
      <text:p text:style-name="Text_20_body">Proces dekodowania przebiega naturalnie w przeciwnym kierunku, wszystkie dane niezbędne do jego wykonania zapisywane są w pliku wynikowym.</text:p>
      <text:p text:style-name="Text_20_body">Każdy z etapów zostanie opisany szerzej w dalszej części sprawozdania.</text:p>
      <text:h text:style-name="Heading_20_1" text:outline-level="1">1. <text:span text:style-name="T1">Podział obrazu wejściowego na pojedyncze kanały</text:span></text:h>
      <text:p text:style-name="P6">Wybór odpowiedniej metody podziału obrazu na pojedyncze kanały ma bardzo duży wpływ na ostateczne wyniki kompresji. Przy przestrzeni barw RGB każdy z kanałów niesie podobną ilość informacji, a więc potencjalnie powinny one się kompresować w takim samym stopniu. W przestrzeni barw HSV kanał barwy (H) niesie najmniejszą ilość informacji (przestrzeń ta wykorzystuje fakt, że ludzkie oko dużo bardziej czułe jest na jasność niż na barwę), dlatego kanał <text:soft-page-break/>ten najczęściej kompresuje się dużo lepiej niż pozostałe dwa, natomiast kanał nasycenia i jasności niosą ze sobą podobną ilość informacji, jak pojedynczy kanał w RGB, tak więc powinny kompresować się w podobnym stopniu. Ostatecznie cały obrazek powinien jednak dać się skompresować dużo bardziej. Wadą tego rozwiązania jest występowanie błędów zaokrąglenia podczas konwersji z RGB do HSV i z powrotem (wszystkie obliczenia są całkowitoliczbowe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pitch="fixed"/>
    <style:font-face style:name="URW Palladio L" svg:font-family="'URW Palladio L'" style:font-adornments="Pogrubiona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.7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default-outline-level="1" style:class="text">
      <style:text-properties style:font-name="URW Palladio L" fo:font-size="14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ciej Stefańczyk</meta:initial-creator>
    <meta:creation-date>2011-01-26T10:37:57</meta:creation-date>
    <dc:date>2011-01-26T11:12:39</dc:date>
    <dc:creator>Maciej Stefańczyk</dc:creator>
    <meta:editing-duration>PT00H34M44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2" meta:paragraph-count="16" meta:word-count="450" meta:character-count="3292"/>
  </office:meta>
</office:document-meta>
</file>